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207.21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87.3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3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6" style:apply-style-name="ConditionalStyle_5f_1" style:base-cell-address="Sheet1.C15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16" style:apply-style-name="ConditionalStyle_5f_2" style:base-cell-address="Sheet1.C16"/>
    </style:style>
    <style:style style:name="ce1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6" style:apply-style-name="ConditionalStyle_5f_1" style:base-cell-address="Sheet1.C15"/>
    </style:style>
    <style:style style:name="ce14" style:family="table-cell" style:parent-style-name="Default">
      <style:map style:condition="cell-content()&lt;16" style:apply-style-name="ConditionalStyle_5f_1" style:base-cell-address="Sheet1.C15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16" style:apply-style-name="ConditionalStyle_5f_2" style:base-cell-address="Sheet1.C16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5" style:apply-style-name="ConditionalStyle_5f_1" style:base-cell-address="Sheet1.G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8" table:default-cell-style-name="Default"/>
        <table:table-column table:style-name="co9" table:number-columns-repeated="99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otor Current Rating (mA)</text:p>
          </table:table-cell>
          <table:table-cell table:style-name="ce8" office:value-type="float" office:value="450" calcext:value-type="float">
            <text:p>450</text:p>
          </table:table-cell>
          <table:table-cell table:number-columns-repeated="2"/>
          <table:table-cell table:style-name="ce1" office:value-type="string" calcext:value-type="string">
            <text:p>USE_VRE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fault: 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Operating Current Setting (0-100)</text:p>
          </table:table-cell>
          <table:table-cell table:style-name="ce8" office:value-type="float" office:value="100" calcext:value-type="float">
            <text:p>100</text:p>
          </table:table-cell>
          <table:table-cell table:style-name="ce1" office:value-type="string" calcext:value-type="string">
            <text:p>Default: 100</text:p>
          </table:table-cell>
          <table:table-cell/>
          <table:table-cell table:style-name="ce1" office:value-type="string" calcext:value-type="string">
            <text:p>Vref (measured):</text:p>
          </table:table-cell>
          <table:table-cell table:style-name="ce16" office:value-type="float" office:value="1" calcext:value-type="float">
            <text:p>1</text:p>
          </table:table-cell>
          <table:table-cell table:style-name="ce1" office:value-type="string" calcext:value-type="string">
            <text:p>(min 0.5V)</text:p>
          </table:table-cell>
          <table:table-cell table:style-name="ce1" office:value-type="string" calcext:value-type="string">
            <text:p>Note: This is ignored unless USE_VREF=1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RMS current (mA)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021"/>
        </table:table-row>
        <table:table-row-group>
          <table:table-row table:style-name="ro2">
            <table:table-cell table:number-columns-repeated="1024"/>
          </table:table-row>
          <table:table-row table:style-name="ro2">
            <table:table-cell/>
            <table:table-cell table:style-name="ce2" office:value-type="string" calcext:value-type="string">
              <text:p>Rsense</text:p>
            </table:table-cell>
            <table:table-cell table:style-name="ce2" office:value-type="float" office:value="0.11" calcext:value-type="float">
              <text:p>0.11</text:p>
            </table:table-cell>
            <table:table-cell table:number-columns-repeated="4"/>
            <table:table-cell table:style-name="ce2" office:value-type="string" calcext:value-type="string">
              <text:p>I_scale_analog</text:p>
            </table:table-cell>
            <table:table-cell table:style-name="ce1" table:formula="of:=[.G3]" office:value-type="float" office:value="0" calcext:value-type="float">
              <text:p>0</text:p>
            </table:table-cell>
            <table:table-cell table:number-columns-repeated="1015"/>
          </table:table-row>
          <table:table-row table:style-name="ro2">
            <table:table-cell/>
            <table:table-cell table:style-name="ce1" office:value-type="string" calcext:value-type="string">
              <text:p>Vref</text:p>
            </table:table-cell>
            <table:table-cell table:style-name="ce1" office:value-type="float" office:value="2.5" calcext:value-type="float">
              <text:p>2.5</text:p>
            </table:table-cell>
            <table:table-cell table:number-columns-repeated="4"/>
            <table:table-cell table:style-name="ce2" office:value-type="string" calcext:value-type="string">
              <text:p>Vref (scaled)</text:p>
            </table:table-cell>
            <table:table-cell table:style-name="ce2" table:formula="of:=IF([.I7];[.G4];2.5)" office:value-type="float" office:value="2.5" calcext:value-type="float">
              <text:p>2.5</text:p>
            </table:table-cell>
            <table:table-cell table:number-columns-repeated="1015"/>
          </table:table-row>
          <table:table-row table:style-name="ro2">
            <table:table-cell/>
            <table:table-cell table:style-name="ce2" office:value-type="string" calcext:value-type="string">
              <text:p>Vfs</text:p>
            </table:table-cell>
            <table:table-cell table:style-name="ce2" table:formula="of:=IF([.F9];0.18*([.$C$8]/2.5);0.325*([.$C$8]/2.5))" office:value-type="float" office:value="0.325" calcext:value-type="float">
              <text:p>0.325</text:p>
            </table:table-cell>
            <table:table-cell/>
            <table:table-cell table:style-name="ce2" office:value-type="string" calcext:value-type="string">
              <text:p>Vsense</text:p>
            </table:table-cell>
            <table:table-cell table:style-name="ce2" office:value-type="float" office:value="0" calcext:value-type="float">
              <text:p>0</text:p>
            </table:table-cell>
            <table:table-cell/>
            <table:table-cell table:style-name="ce2" office:value-type="string" calcext:value-type="string">
              <text:p>Vfs</text:p>
            </table:table-cell>
            <table:table-cell table:style-name="ce2" table:formula="of:=IF([.L9];0.18*([.$I$8]/2.5);0.325*([.$I$8]/2.5))" office:value-type="float" office:value="0.325" calcext:value-type="float">
              <text:p>0.325</text:p>
            </table:table-cell>
            <table:table-cell/>
            <table:table-cell table:style-name="ce2" office:value-type="string" calcext:value-type="string">
              <text:p>Vsense</text:p>
            </table:table-cell>
            <table:table-cell table:style-name="ce2" office:value-type="float" office:value="0" calcext:value-type="float">
              <text:p>0</text:p>
            </table:table-cell>
            <table:table-cell table:number-columns-repeated="1012"/>
          </table:table-row>
          <table:table-row table:style-name="ro2">
            <table:table-cell/>
            <table:table-cell table:style-name="ce2" office:value-type="string" calcext:value-type="string">
              <text:p>CS</text:p>
            </table:table-cell>
            <table:table-cell table:style-name="ce2" table:formula="of:=32*1.41421*[.$C$5]/1000*([.$C$7]+0.02)/[.C9] - 1" office:value-type="float" office:value="2.6203776" calcext:value-type="float">
              <text:p>2.6203776</text:p>
            </table:table-cell>
            <table:table-cell table:number-columns-repeated="4"/>
            <table:table-cell table:style-name="ce2" office:value-type="string" calcext:value-type="string">
              <text:p>CS</text:p>
            </table:table-cell>
            <table:table-cell table:style-name="ce2" table:formula="of:=32*1.41421*[.$C$5]/1000*([.$C$7]+0.02)/[.I9] - 1" office:value-type="float" office:value="2.6203776" calcext:value-type="float">
              <text:p>2.6203776</text:p>
            </table:table-cell>
            <table:table-cell table:number-columns-repeated="1015"/>
          </table:table-row>
          <table:table-row table:style-name="ro2">
            <table:table-cell/>
            <table:table-cell table:style-name="ce2" office:value-type="string" calcext:value-type="string">
              <text:p>Vfs</text:p>
            </table:table-cell>
            <table:table-cell table:style-name="ce2" table:formula="of:=IF([.F11];0.18*([.$C$8]/2.5);0.325*([.$C$8]/2.5))" office:value-type="float" office:value="0.18" calcext:value-type="float">
              <text:p>0.18</text:p>
            </table:table-cell>
            <table:table-cell/>
            <table:table-cell table:style-name="ce2" office:value-type="string" calcext:value-type="string">
              <text:p>Vsense</text:p>
            </table:table-cell>
            <table:table-cell table:style-name="ce2" table:formula="of:=IF([.$C$10]&lt;16;1;0)" office:value-type="float" office:value="1" calcext:value-type="float">
              <text:p>1</text:p>
            </table:table-cell>
            <table:table-cell/>
            <table:table-cell table:style-name="ce2" office:value-type="string" calcext:value-type="string">
              <text:p>Vfs</text:p>
            </table:table-cell>
            <table:table-cell table:style-name="ce2" table:formula="of:=IF([.L11];0.18*([.$I$8]/2.5);0.325*([.$I$8]/2.5))" office:value-type="float" office:value="0.18" calcext:value-type="float">
              <text:p>0.18</text:p>
            </table:table-cell>
            <table:table-cell/>
            <table:table-cell table:style-name="ce2" office:value-type="string" calcext:value-type="string">
              <text:p>Vsense</text:p>
            </table:table-cell>
            <table:table-cell table:style-name="ce2" table:formula="of:=IF([.$I$10]&lt;16;1;0)" office:value-type="float" office:value="1" calcext:value-type="float">
              <text:p>1</text:p>
            </table:table-cell>
            <table:table-cell table:number-columns-repeated="1012"/>
          </table:table-row>
          <table:table-row table:style-name="ro2">
            <table:table-cell/>
            <table:table-cell table:style-name="ce1" office:value-type="string" calcext:value-type="string">
              <text:p>Vfs (actual)</text:p>
            </table:table-cell>
            <table:table-cell table:style-name="ce2" table:formula="of:=IF([.F11];0.18*([.$I$8]/2.5);0.325*([.$I$8]/2.5))" office:value-type="float" office:value="0.18" calcext:value-type="float">
              <text:p>0.18</text:p>
            </table:table-cell>
            <table:table-cell table:number-columns-repeated="1021"/>
          </table:table-row>
          <table:table-row table:style-name="ro2">
            <table:table-cell table:number-columns-repeated="1024"/>
          </table:table-row>
        </table:table-row-group>
        <table:table-row table:style-name="ro1">
          <table:table-cell table:number-columns-repeated="1024"/>
        </table:table-row>
        <table:table-row-group>
          <table:table-row table:style-name="ro3">
            <table:table-cell/>
            <table:table-cell table:style-name="ce3" office:value-type="string" calcext:value-type="string">
              <text:p>UART Expected Output (assuming Vref is always 2.5V, regardless of USE_VREF):</text:p>
            </table:table-cell>
            <table:table-cell table:style-name="ce10"/>
            <table:table-cell table:number-columns-repeated="1021"/>
          </table:table-row>
          <table:table-row table:style-name="ro2">
            <table:table-cell/>
            <table:table-cell table:style-name="ce1" office:value-type="string" calcext:value-type="string">
              <text:p>CS</text:p>
            </table:table-cell>
            <table:table-cell table:style-name="ce11" table:formula="of:=MAX(0; MIN(31; ROUNDDOWN(32*1.41421*[.$C$5]/1000*([.$C$7]+0.02)/[.C11] - 1;0)))" office:value-type="float" office:value="5" calcext:value-type="float">
              <text:p>5</text:p>
            </table:table-cell>
            <table:table-cell/>
            <table:table-cell table:style-name="ce2" office:value-type="string" calcext:value-type="string">
              <text:p>Vsense</text:p>
            </table:table-cell>
            <table:table-cell table:style-name="ce2" table:formula="of:=[.F11]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/>
            <table:table-cell table:style-name="ce1" office:value-type="string" calcext:value-type="string">
              <text:p>Output RMS</text:p>
            </table:table-cell>
            <table:table-cell table:style-name="ce12" table:formula="of:=((([.C16]+1)/32)*([.$C$11]/([.$C$7]+0.02))*(1/SQRT(2)))*1000" office:value-type="float" office:value="183.575799" calcext:value-type="float">
              <text:p>184 mA</text:p>
            </table:table-cell>
            <table:table-cell table:number-columns-repeated="1021"/>
          </table:table-row>
          <table:table-row table:style-name="ro2">
            <table:table-cell/>
            <table:table-cell table:style-name="ce1"/>
            <table:table-cell table:number-columns-repeated="1022"/>
          </table:table-row>
          <table:table-row table:style-name="ro2">
            <table:table-cell/>
            <table:table-cell table:style-name="ce3" office:value-type="string" calcext:value-type="string">
              <text:p>Optimal Output (taking Vref into account when calculating CS)</text:p>
            </table:table-cell>
            <table:table-cell table:style-name="ce13" office:value-type="string" calcext:value-type="string">
              <text:p>Note: This is currently not possible with TMCStepper library, but is here for reference</text:p>
            </table:table-cell>
            <table:table-cell table:number-columns-repeated="1021"/>
          </table:table-row>
          <table:table-row table:style-name="ro2">
            <table:table-cell/>
            <table:table-cell table:style-name="ce2" office:value-type="string" calcext:value-type="string">
              <text:p>CS</text:p>
            </table:table-cell>
            <table:table-cell table:style-name="ce2" table:formula="of:=MAX(0; MIN(31; ROUNDDOWN(32*1.41421*[.$C$5]/1000*([.$C$7]+0.02)/[.I11] - 1;0)))" office:value-type="float" office:value="5" calcext:value-type="float">
              <text:p>5</text:p>
            </table:table-cell>
            <table:table-cell table:number-columns-repeated="2"/>
            <table:table-cell table:style-name="ce2" table:formula="of:=[.L11]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/>
            <table:table-cell table:style-name="ce1" office:value-type="string" calcext:value-type="string">
              <text:p>Output RMS</text:p>
            </table:table-cell>
            <table:table-cell table:style-name="ce12" table:formula="of:=((([.C20]+1)/32)*([.$I$11]/([.$C$7]+0.02))*(1/SQRT(2)))*1000" office:value-type="float" office:value="183.575799" calcext:value-type="float">
              <text:p>184 mA</text:p>
            </table:table-cell>
            <table:table-cell table:number-columns-repeated="1021"/>
          </table:table-row>
        </table:table-row-group>
        <table:table-row table:style-name="ro4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Actual Output: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CS</text:p>
          </table:table-cell>
          <table:table-cell table:style-name="ce15" table:formula="of:=[.C16]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sense</text:p>
          </table:table-cell>
          <table:table-cell table:style-name="ce2" table:formula="of:=[.F16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ctual output (since Vref isn't known by the code calculating CS)</text:p>
          </table:table-cell>
          <table:table-cell table:style-name="ce12" table:formula="of:=((([.C24]+1)/32)*([.$C$12]/([.$C$7]+0.02))*(1/SQRT(2)))*1000" office:value-type="float" office:value="183.575799" calcext:value-type="float">
            <text:p>184 m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otes: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 table:number-columns-spanned="8" table:number-rows-spanned="1">
            <text:p>1) Ideally CS should be &gt;=16 for microstepping performance. If USE_VREF=0 or Vref is 2.5V, 523mA is the lowest RMS before CS&lt;16. </text:p>
            <text:p>If &lt;523mA is needed, USE_VREF should be enabled and Vref set to a value low enough that CS&gt;16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980">
          <table:table-cell table:number-columns-repeated="1024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5:Sheet1.C15 Sheet1.C19:Sheet1.C19 Sheet1.C23:Sheet1.C23">
            <calcext:condition calcext:apply-style-name="ConditionalStyle_1" calcext:value="&lt;16" calcext:base-cell-address="Sheet1.C15"/>
          </calcext:conditional-format>
          <calcext:conditional-format calcext:target-range-address="Sheet1.C15:Sheet1.C15 Sheet1.C19:Sheet1.C19 Sheet1.C23:Sheet1.C23">
            <calcext:condition calcext:apply-style-name="ConditionalStyle_2" calcext:value="&gt;=16" calcext:base-cell-address="Sheet1.C15"/>
          </calcext:conditional-format>
          <calcext:conditional-format calcext:target-range-address="Sheet1.G4:Sheet1.G4">
            <calcext:condition calcext:apply-style-name="ConditionalStyle_1" calcext:value="&lt;0.5" calcext:base-cell-address="Sheet1.G4"/>
          </calcext:conditional-format>
          <calcext:conditional-format calcext:target-range-address="Sheet1.C16:Sheet1.C16 Sheet1.C24:Sheet1.C24">
            <calcext:condition calcext:apply-style-name="ConditionalStyle_2" calcext:value="&gt;=16" calcext:base-cell-address="Sheet1.C16"/>
          </calcext:conditional-format>
          <calcext:conditional-format calcext:target-range-address="Sheet1.C16:Sheet1.C16 Sheet1.C24:Sheet1.C24">
            <calcext:condition calcext:apply-style-name="ConditionalStyle_1" calcext:value="&lt;16" calcext:base-cell-address="Sheet1.C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/>
      <number:text> A</number:text>
    </number:number-style>
    <number:number-style style:name="N126">
      <number:number number:decimal-places="0" loext:min-decimal-places="0" number:min-integer-digits="1"/>
      <number:text> mA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" meta:object-count="0"/>
    <meta:generator>LibreOfficeDev/6.0.5.2$Linux_X86_64 LibreOffice_project/</meta:generator>
  </office:meta>
</office:document-meta>
</file>